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Math" svg:font-family="'Latin Modern Math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15cm" draw:fill="solid" draw:fill-color="#eeeeee" draw:textarea-horizontal-align="justify" draw:textarea-vertical-align="middle" draw:auto-grow-height="false" fo:min-height="0.5cm" fo:min-width="0.3cm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width="0.05cm" svg:stroke-color="#000000" draw:marker-start-width="0.28cm" draw:marker-end-width="0.15cm" draw:fill="none" draw:fill-color="#ffffff" fo:min-height="0.5cm"/>
      <style:paragraph-properties style:writing-mode="lr-tb"/>
    </style:style>
    <style:style style:name="gr3" style:family="graphic" style:parent-style-name="standard">
      <style:graphic-properties draw:stroke="none" svg:stroke-width="0.05cm" svg:stroke-color="#000000" draw:marker-start-width="0.28cm" draw:marker-end-width="0.15cm" draw:fill="none" draw:fill-color="#ffffff" fo:min-height="0.25cm"/>
      <style:paragraph-properties style:writing-mode="lr-tb"/>
    </style:style>
    <style:style style:name="gr4" style:family="graphic" style:parent-style-name="standard">
      <style:graphic-properties draw:stroke="none" svg:stroke-width="0.05cm" svg:stroke-color="#000000" draw:marker-start-width="0.28cm" draw:marker-end-width="0.15cm" draw:fill="none" draw:fill-color="#ffffff" fo:min-height="0.424cm"/>
      <style:paragraph-properties style:writing-mode="lr-tb"/>
    </style:style>
    <style:style style:name="gr5" style:family="graphic" style:parent-style-name="standard">
      <style:graphic-properties svg:stroke-width="0.05cm" draw:marker-start-width="0.28cm" draw:marker-end-width="0.15cm" draw:textarea-horizontal-align="justify" draw:textarea-vertical-align="middle" draw:auto-grow-height="false" fo:min-height="0.5cm" fo:min-width="0.3cm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.05cm" draw:marker-start-width="0.28cm" draw:marker-end="Arrowheads_20_1" draw:marker-end-width="0.1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cm" svg:height="0.75cm" svg:x="1.75cm" svg:y="1.4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2" draw:id="id2" draw:layer="layout" svg:width="0.75cm" svg:height="0.75cm" svg:x="1.75cm" svg:y="1.4cm">
          <draw:text-box>
            <text:p>2</text:p>
          </draw:text-box>
        </draw:frame>
        <draw:frame draw:style-name="gr3" draw:text-style-name="P2" draw:layer="layout" svg:width="0.5cm" svg:height="0.674cm" svg:x="5.85cm" svg:y="0.45cm">
          <draw:text-box>
            <text:p/>
          </draw:text-box>
        </draw:frame>
        <draw:frame draw:style-name="gr4" draw:text-style-name="P2" xml:id="id1" draw:id="id1" draw:layer="layout" svg:width="0.75cm" svg:height="0.674cm" svg:x="3.8cm" svg:y="0.2cm">
          <draw:text-box>
            <text:p>x</text:p>
          </draw:text-box>
        </draw:frame>
        <draw:custom-shape draw:style-name="gr5" draw:text-style-name="P3" draw:layer="layout" svg:width="0.8cm" svg:height="0.75cm" svg:x="0.15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cm" svg:height="0.75cm" svg:x="0.95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cm" svg:height="0.75cm" svg:x="2.55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cm" svg:height="0.75cm" svg:x="3.35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cm" svg:height="0.75cm" svg:x="4.15cm" svg:y="1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75cm" svg:x="4.95cm" svg:y="1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75cm" svg:height="0.75cm" svg:x="4.95cm" svg:y="1.4cm">
          <draw:text-box>
            <text:p>1</text:p>
          </draw:text-box>
        </draw:frame>
        <draw:custom-shape draw:style-name="gr5" draw:text-style-name="P3" draw:layer="layout" svg:width="0.8cm" svg:height="0.75cm" svg:x="5.75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cm" svg:height="0.75cm" svg:x="6.55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cm" svg:height="0.75cm" svg:x="7.35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cm" svg:height="0.75cm" svg:x="8.15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cm" svg:height="0.75cm" svg:x="8.95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cm" svg:height="0.75cm" svg:x="9.75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cm" svg:height="0.75cm" svg:x="10.55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cm" svg:height="0.75cm" svg:x="11.35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cm" svg:height="0.75cm" svg:x="12.15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cm" svg:height="0.75cm" svg:x="12.95cm" svg:y="1.4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3.8cm" svg:y1="0.537cm" svg:x2="2.125cm" svg:y2="1.4cm" draw:start-shape="id1" draw:start-glue-point="3" draw:end-shape="id2" draw:end-glue-point="0" svg:d="M3800 537c-1117 0-1675 287-1675 863" svg:viewBox="0 0 1676 864">
          <text:p/>
        </draw:connector>
        <draw:frame draw:style-name="gr4" draw:text-style-name="P2" xml:id="id3" draw:id="id3" draw:layer="layout" svg:width="0.75cm" svg:height="0.674cm" svg:x="6.2cm" svg:y="0.2cm">
          <draw:text-box>
            <text:p>y</text:p>
          </draw:text-box>
        </draw:frame>
        <draw:connector draw:style-name="gr6" draw:text-style-name="P4" draw:layer="layout" draw:type="curve" svg:x1="6.2cm" svg:y1="0.537cm" svg:x2="5.348cm" svg:y2="1.388cm" draw:start-shape="id3" draw:start-glue-point="3" svg:d="M6200 537c-1014 0-588 851-852 851" svg:viewBox="0 0 853 85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Math" svg:font-family="'Latin Modern Math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cm" svg:stroke-color="#3465a4" draw:marker-start-width="0.23cm" draw:marker-start-center="false" draw:marker-end-width="0.23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Math" fo:font-family="'Latin Modern Math'" style:font-style-name="Bold" style:font-pitch="variable" fo:font-size="12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3T10:41:42.034995834</meta:creation-date>
    <dc:date>2023-05-23T11:16:03.560756103</dc:date>
    <meta:editing-duration>PT34M17S</meta:editing-duration>
    <meta:editing-cycles>10</meta:editing-cycles>
    <meta:generator>LibreOffice/7.3.7.2$Linux_X86_64 LibreOffice_project/30$Build-2</meta:generator>
    <meta:document-statistic meta:object-count="24"/>
  </office:meta>
</office:document-meta>
</file>